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9ef9"/>
    </style:style>
    <style:style style:name="P2" style:family="paragraph" style:parent-style-name="List_20_Paragraph" style:list-style-name="WWNum5">
      <style:text-properties officeooo:paragraph-rsid="00099ef9"/>
    </style:style>
    <style:style style:name="P3" style:family="paragraph" style:parent-style-name="List_20_Paragraph">
      <style:text-properties officeooo:paragraph-rsid="00099ef9"/>
    </style:style>
    <style:style style:name="P4" style:family="paragraph" style:parent-style-name="List_20_Paragraph">
      <style:paragraph-properties fo:text-align="end" style:justify-single-word="false"/>
      <style:text-properties officeooo:paragraph-rsid="00099ef9"/>
    </style:style>
    <style:style style:name="P5" style:family="paragraph" style:parent-style-name="List_20_Paragraph" style:list-style-name="WWNum5">
      <style:paragraph-properties fo:text-align="end" style:justify-single-word="false"/>
      <style:text-properties officeooo:paragraph-rsid="00099ef9"/>
    </style:style>
    <style:style style:name="P6" style:family="paragraph" style:parent-style-name="List_20_Paragraph">
      <style:text-properties officeooo:rsid="0009a816" officeooo:paragraph-rsid="0009a816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99ef9"/>
    </style:style>
    <style:style style:name="T3" style:family="text">
      <style:text-properties officeooo:rsid="0009a8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mework 3:</text:span> UDP <text:bookmark text:name="_GoBack"/>Checksums</text:p>
      <text:list xml:id="list7738180927902349884" text:style-name="WWNum5">
        <text:list-item>
          <text:p text:style-name="P2">What is the 1’s complement of the sum of the <text:s/>following 8-bit bytes (show all calculations):</text:p>
          <text:list>
            <text:list-item>
              <text:p text:style-name="P2"><text:s text:c="3"/>0101 0011</text:p>
            </text:list-item>
            <text:list-item>
              <text:p text:style-name="P2"><text:s text:c="3"/>0110 0110</text:p>
            </text:list-item>
            <text:list-item>
              <text:p text:style-name="P2"><text:s text:c="3"/>0111 0100</text:p>
            </text:list-item>
          </text:list>
        </text:list-item>
      </text:list>
      <text:p text:style-name="P3"><text:s text:c="9"/><text:span text:style-name="T3">+_________</text:span></text:p>
      <text:p text:style-name="P3"><text:tab/><text:span text:style-name="T3">1 0010 1101</text:span></text:p>
      <text:p text:style-name="P6">Ones complement</text:p>
      <text:p text:style-name="P6"><text:tab/>0 1101 0010</text:p>
      <text:p text:style-name="P3"><text:tab/></text:p>
      <text:p text:style-name="P4"><text:tab/><text:tab/><text:tab/><text:tab/><text:tab/><text:tab/></text:p>
      <text:list xml:id="list215337584841845" text:continue-numbering="true" text:style-name="WWNum5">
        <text:list-item>
          <text:p text:style-name="P2">With 1’s complement, how does the receiver detect errors? Is it possible that a 1-bit error will go undetected? What about a 2-bit error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0:52:26.294000000</meta:creation-date>
    <dc:date>2017-02-01T21:53:37.342000000</dc:date>
    <meta:editing-duration>PT29M41S</meta:editing-duration>
    <meta:editing-cycles>1</meta:editing-cycles>
    <meta:document-statistic meta:table-count="0" meta:image-count="0" meta:object-count="0" meta:page-count="1" meta:paragraph-count="12" meta:word-count="64" meta:character-count="365" meta:non-whitespace-character-count="288"/>
    <meta:generator>LibreOffice/5.2.5.1$Windows_x86 LibreOffice_project/0312e1a284a7d50ca85a365c316c7abbf20a4d22</meta:generator>
  </office:meta>
</office:document-meta>
</file>